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3.907cm" style:rel-column-width="12495*"/>
    </style:style>
    <style:style style:name="Table1.B" style:family="table-column">
      <style:table-column-properties style:column-width="16.582cm" style:rel-column-width="53040*"/>
    </style:style>
    <style:style style:name="Table1.A1" style:family="table-cell">
      <style:table-cell-properties fo:padding="0.101cm" fo:border-left="0.5pt solid #000000" fo:border-right="none" fo:border-top="0.5pt solid #000000" fo:border-bottom="0.5pt solid #000000"/>
    </style:style>
    <style:style style:name="Table1.B1" style:family="table-cell">
      <style:table-cell-properties fo:padding="0.101cm" fo:border="0.5pt solid #000000"/>
    </style:style>
    <style:style style:name="Table1.A2" style:family="table-cell">
      <style:table-cell-properties fo:padding="0.101cm" fo:border-left="0.5pt solid #000000" fo:border-right="none" fo:border-top="none" fo:border-bottom="0.5pt solid #000000"/>
    </style:style>
    <style:style style:name="Table1.B2" style:family="table-cell">
      <style:table-cell-properties fo:padding="0.101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4" style:family="paragraph" style:parent-style-name="Standard">
      <style:text-properties style:font-name="Raleway" fo:font-size="12pt" fo:font-weight="bold" officeooo:rsid="00187a13" officeooo:paragraph-rsid="00187a13" style:font-name-asian="Raleway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text-properties style:font-name="Raleway" fo:font-size="10.1999998092651pt" officeooo:rsid="00187a13" officeooo:paragraph-rsid="00187a13" style:font-name-asian="Raleway" style:font-size-asian="10.1999998092651pt" style:font-size-complex="10.1999998092651pt"/>
    </style:style>
    <style:style style:name="P7" style:family="paragraph" style:parent-style-name="Standard">
      <style:text-properties style:font-name="Raleway" fo:font-size="2pt" officeooo:rsid="00187a13" officeooo:paragraph-rsid="00187a13" style:font-name-asian="Raleway" style:font-size-asian="1.75pt" style:font-size-complex="2pt"/>
    </style:style>
    <style:style style:name="P8" style:family="paragraph" style:parent-style-name="Standard" style:list-style-name="L1"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9" style:family="paragraph" style:parent-style-name="Standard" style:list-style-name="L1"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0" style:family="paragraph" style:parent-style-name="Standard" style:list-style-name="L1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1" style:family="paragraph" style:parent-style-name="Standard">
      <style:text-properties style:font-name="Raleway" fo:font-size="8pt" officeooo:rsid="00187a13" officeooo:paragraph-rsid="00187a13" style:font-name-asian="Raleway" style:font-size-asian="7pt" style:font-size-complex="8pt"/>
    </style:style>
    <style:style style:name="P12" style:family="paragraph" style:parent-style-name="Standard">
      <style:text-properties style:font-name="Raleway" fo:font-size="3pt" fo:font-weight="bold" officeooo:rsid="00187a13" officeooo:paragraph-rsid="00187a13" style:font-name-asian="Raleway" style:font-size-asian="2.59999990463257pt" style:font-weight-asian="bold" style:font-size-complex="3pt" style:font-weight-complex="bold"/>
    </style:style>
    <style:style style:name="P13" style:family="paragraph" style:parent-style-name="Standard">
      <style:text-properties style:font-name="Liberation Sans" fo:font-size="10pt" fo:font-weight="bold" officeooo:rsid="00187a13" officeooo:paragraph-rsid="00187a13" style:font-name-asian="Liberation Sans" style:font-size-asian="10pt" style:font-weight-asian="bold" style:font-size-complex="10pt" style:font-weight-complex="bold"/>
    </style:style>
    <style:style style:name="P14" style:family="paragraph" style:parent-style-name="Standard" style:list-style-name="L2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5" style:family="paragraph" style:parent-style-name="Standard"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6" style:family="paragraph" style:parent-style-name="Standard">
      <style:text-properties style:font-name="Raleway" fo:font-size="2pt" fo:font-weight="normal" officeooo:rsid="00187a13" officeooo:paragraph-rsid="00187a13" style:font-name-asian="Raleway" style:font-size-asian="1.75pt" style:font-weight-asian="normal" style:font-size-complex="2pt" style:font-weight-complex="normal"/>
    </style:style>
    <style:style style:name="P17" style:family="paragraph" style:parent-style-name="Standard">
      <style:text-properties style:font-name="Liberation Sans" fo:font-size="10.1999998092651pt" officeooo:rsid="00187a13" officeooo:paragraph-rsid="00187a13" style:font-name-asian="Liberation Sans" style:font-size-asian="10.1999998092651pt" style:font-size-complex="10.1999998092651pt"/>
    </style:style>
    <style:style style:name="P18" style:family="paragraph" style:parent-style-name="Standard" style:list-style-name="L3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9" style:family="paragraph" style:parent-style-name="Standard" style:list-style-name="L4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0" style:family="paragraph" style:parent-style-name="Standard" style:list-style-name="L5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1" style:family="paragraph" style:parent-style-name="Standard" style:list-style-name="L6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2" style:family="paragraph" style:parent-style-name="Standard" style:list-style-name="L7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3" style:family="paragraph" style:parent-style-name="Standard" style:list-style-name="L8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 style:list-style-name="L9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5" style:family="paragraph" style:parent-style-name="Standard">
      <style:text-properties style:font-name="Raleway" fo:font-size="8pt" officeooo:rsid="001ea122" officeooo:paragraph-rsid="001ea122" style:font-name-asian="Raleway" style:font-size-asian="7pt" style:font-size-complex="8pt"/>
    </style:style>
    <style:style style:name="P26" style:family="paragraph" style:parent-style-name="Standard">
      <style:text-properties style:font-name="Raleway" fo:font-size="12pt" fo:font-weight="bold" officeooo:rsid="00187a13" officeooo:paragraph-rsid="00187a13" style:font-name-asian="Raleway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Raleway" fo:font-size="9pt" fo:font-weight="bold" officeooo:rsid="00187a13" officeooo:paragraph-rsid="00187a13" style:font-name-asian="Raleway" style:font-size-asian="9pt" style:font-weight-asian="bold" style:font-size-complex="9pt" style:font-weight-complex="bold"/>
    </style:style>
    <style:style style:name="P28" style:family="paragraph" style:parent-style-name="Standard">
      <style:paragraph-properties fo:text-align="left" style:justify-single-word="false"/>
      <style:text-properties style:font-name="Raleway" fo:font-size="9pt" style:text-underline-style="none" fo:font-weight="bold" officeooo:rsid="00187a13" officeooo:paragraph-rsid="00187a13" style:font-name-asian="Raleway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Raleway" fo:font-size="9pt" officeooo:rsid="00187a13" officeooo:paragraph-rsid="00187a13" style:font-name-asian="Raleway" style:font-size-asian="9pt" style:font-size-complex="9pt"/>
    </style:style>
    <style:style style:name="P30" style:family="paragraph" style:parent-style-name="Standard">
      <style:paragraph-properties fo:text-align="left" style:justify-single-word="false"/>
      <style:text-properties style:font-name="Raleway" fo:font-size="8.69999980926514pt" style:text-underline-style="none" fo:font-weight="bold" officeooo:rsid="00187a13" officeooo:paragraph-rsid="00187a13" style:font-name-asian="Raleway" style:font-size-asian="8.69999980926514pt" style:font-weight-asian="bold" style:font-size-complex="8.69999980926514pt" style:font-weight-complex="bold"/>
    </style:style>
    <style:style style:name="P31" style:family="paragraph" style:parent-style-name="Standard">
      <style:text-properties style:font-name="Raleway" fo:font-size="10pt" officeooo:rsid="00187a13" officeooo:paragraph-rsid="00187a13" style:font-name-asian="Raleway" style:font-size-asian="10pt" style:font-size-complex="10pt"/>
    </style:style>
    <style:style style:name="T1" style:family="text">
      <style:text-properties style:font-name="Raleway" fo:font-size="16pt" style:text-underline-style="none" fo:font-weight="normal" style:font-name-asian="Raleway" style:font-size-asian="16pt" style:font-weight-asian="normal" style:font-size-complex="16pt" style:font-weight-complex="normal"/>
    </style:style>
    <style:style style:name="T2" style:family="text">
      <style:text-properties style:font-name="Raleway" fo:font-size="16pt" style:font-name-asian="Raleway" style:font-size-asian="16pt" style:font-size-complex="16pt"/>
    </style:style>
    <style:style style:name="T3" style:family="text">
      <style:text-properties style:font-name="Raleway" fo:font-size="16pt" fo:font-weight="normal" style:font-name-asian="Raleway" style:font-size-asian="16pt" style:font-weight-asian="normal" style:font-size-complex="16pt" style:font-weight-complex="normal"/>
    </style:style>
    <style:style style:name="T4" style:family="text">
      <style:text-properties style:font-name="Raleway" fo:font-size="16pt" style:font-family-asian="'AR PL UKai TW'" style:font-pitch-asian="variable" style:font-size-asian="16pt" style:font-size-complex="16pt"/>
    </style:style>
    <style:style style:name="T5" style:family="text">
      <style:text-properties style:font-name="Raleway" fo:font-size="16pt" fo:font-weight="normal" officeooo:rsid="001b17b9" style:font-name-asian="Raleway" style:font-size-asian="16pt" style:font-weight-asian="normal" style:font-size-complex="16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Raleway" fo:font-size="9.5pt" style:font-name-asian="Raleway" style:font-size-asian="9.5pt" style:font-size-complex="9.5pt"/>
    </style:style>
    <style:style style:name="T11" style:family="text">
      <style:text-properties style:font-name="Raleway" fo:font-size="9.5pt" style:text-underline-style="none" style:font-name-asian="Raleway" style:font-size-asian="9.5pt" style:font-size-complex="9.5pt"/>
    </style:style>
    <style:style style:name="T12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13" style:family="text">
      <style:text-properties style:font-name="Raleway" fo:font-size="10.1999998092651pt" fo:font-style="italic" style:text-underline-style="none" fo:font-weight="normal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14" style:family="text">
      <style:text-properties style:font-name="Raleway" fo:font-style="italic" style:text-underline-style="none" style:font-name-asian="Raleway" style:font-style-asian="italic" style:font-style-complex="italic"/>
    </style:style>
    <style:style style:name="T15" style:family="text">
      <style:text-properties style:font-name="Raleway" style:font-name-asian="Raleway"/>
    </style:style>
    <style:style style:name="T16" style:family="text">
      <style:text-properties style:font-name="Raleway" officeooo:rsid="001ea122" style:font-name-asian="Raleway"/>
    </style:style>
    <style:style style:name="T17" style:family="text">
      <style:text-properties style:font-name="Raleway" fo:font-weight="bold" style:font-name-asian="Raleway" style:font-weight-asian="bold" style:font-weight-complex="bold"/>
    </style:style>
    <style:style style:name="T18" style:family="text">
      <style:text-properties style:font-name="Raleway" fo:font-weight="normal" style:font-name-asian="Raleway" style:font-weight-asian="normal" style:font-weight-complex="normal"/>
    </style:style>
    <style:style style:name="T19" style:family="text">
      <style:text-properties style:font-name="Raleway" fo:font-weight="normal" officeooo:rsid="001ea122" style:font-name-asian="Raleway" style:font-weight-asian="normal" style:font-weight-complex="normal"/>
    </style:style>
    <style:style style:name="T20" style:family="text">
      <style:text-properties style:font-name="Raleway" fo:font-weight="bold" officeooo:rsid="001ea122" style:font-name-asian="Raleway" style:font-weight-asian="bold" style:font-weight-complex="bold"/>
    </style:style>
    <style:style style:name="T21" style:family="text">
      <style:text-properties style:font-name="Raleway" fo:font-style="italic" style:text-underline-style="none" fo:font-weight="normal" officeooo:rsid="001ff830" style:font-name-asian="Raleway" style:font-style-asian="italic" style:font-weight-asian="normal" style:font-style-complex="italic" style:font-weight-complex="normal"/>
    </style:style>
    <style:style style:name="T22" style:family="text">
      <style:text-properties officeooo:rsid="001b17b9"/>
    </style:style>
    <style:style style:name="T23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24" style:family="text">
      <style:text-properties style:font-name="Raleway" fo:font-size="10.1999998092651pt" fo:font-style="normal" style:text-underline-style="solid" style:text-underline-width="auto" style:text-underline-color="font-color" style:font-name-asian="Raleway" style:font-size-asian="10.1999998092651pt" style:font-style-asian="normal" style:font-size-complex="10.1999998092651pt" style:font-style-complex="normal"/>
    </style:style>
    <style:style style:name="T25" style:family="text">
      <style:text-properties style:font-name="Raleway" fo:font-size="10.1999998092651pt" fo:font-weight="bold" style:font-name-asian="Raleway" style:font-size-asian="10.1999998092651pt" style:font-weight-asian="bold" style:font-size-complex="10.1999998092651pt" style:font-weight-complex="bold"/>
    </style:style>
    <style:style style:name="T26" style:family="text">
      <style:text-properties officeooo:rsid="001991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ext:p text:style-name="P6"><text:span text:style-name="T8">B.S. in Computer and Information Science</text:span><text:span text:style-name="T9"> (Specialization: Information &amp; Computational Assurance); Second Major: Chinese</text:span></text:p>
      <text:p text:style-name="P7"/>
      <text:p text:style-name="P6">The Ohio State University, Columbus, OH | Aug 2022 - Dec 2026 (Expected)</text:p>
      <text:p text:style-name="P2"/>
      <text:list text:style-name="L1">
        <text:list-item>
          <text:p text:style-name="P8">GPA: 3.84 (Dean's List all completed terms)</text:p>
        </text:list-item>
        <text:list-item>
          <text:p text:style-name="P9"><text:span text:style-name="T10">Student member of ACM (Member ID: 7641930, </text:span><text:a xlink:type="simple" xlink:href="mailto:htrowbridge@acm.org" text:style-name="Internet_20_link" text:visited-style-name="Visited_20_Internet_20_Link"><text:span text:style-name="T11">htrowbridge@acm.org</text:span></text:a><text:span text:style-name="T10">)</text:span></text:p>
        </text:list-item>
        <text:list-item>
          <text:p text:style-name="P10">Relevant Coursework: Java, Operating Systems, Web Applications, Data Structures and Algorithms, Information Security (Mirrored Security+ Certification)</text:p>
        </text:list-item>
      </text:list>
      <text:p text:style-name="P11"/>
      <text:p text:style-name="P4">Work Experience</text:p>
      <text:p text:style-name="P12"/>
      <text:p text:style-name="P13"><text:span text:style-name="T7">Software and Data Engineer Intern</text:span><text:span text:style-name="T12"> | </text:span><text:a xlink:type="simple" xlink:href="https://www.govrat.com/" text:style-name="Internet_20_link" text:visited-style-name="Visited_20_Internet_20_Link"><text:span text:style-name="T13">GovRat</text:span></text:a><text:span text:style-name="T12">, Washington, D.C.</text:span><text:span text:style-name="T12"> </text:span><text:span text:style-name="T12">(Remote) | Sep 2025 – Present</text:span></text:p>
      <text:p text:style-name="P12"/>
      <text:list text:style-name="L2">
        <text:list-item>
          <text:p text:style-name="P14">Expanded AI training datasets by integrating novel data sources, improving model coverage and diversity</text:p>
        </text:list-item>
        <text:list-item>
          <text:p text:style-name="P14">Automated data collection and processing to enhance the training pipeline</text:p>
        </text:list-item>
      </text:list>
      <text:p text:style-name="P3"/>
      <text:p text:style-name="P15">Undergraduate Research Assistant (Industrial Cybersecurity)</text:p>
      <text:p text:style-name="P16"/>
      <text:p text:style-name="P17"><text:a xlink:type="simple" xlink:href="https://cdme.osu.edu/" text:style-name="Internet_20_link" text:visited-style-name="Visited_20_Internet_20_Link"><text:span text:style-name="T14">Center for Design and Manufacturing Excellence</text:span></text:a><text:span text:style-name="T15">, Columbus, OH </text:span><text:span text:style-name="T16">| </text:span><text:span text:style-name="T15">May 2025 – Present</text:span></text:p>
      <text:p text:style-name="P2"/>
      <text:list text:style-name="L3">
        <text:list-item>
          <text:p text:style-name="P18">Co-led development of an interactive web app, improving small-business defense contractors' DoD CMMC 2.0 cybersecurity compliance</text:p>
        </text:list-item>
        <text:list-item>
          <text:p text:style-name="P18">Developed a full-stack web app using container technologies, a custom database with access controls, and Python APIs for backend functionality; managed with Agile/Scrum and frequent client meetings</text:p>
        </text:list-item>
        <text:list-item>
          <text:p text:style-name="P18">Ran blockchain (hyperledger fabric) pruning and performance experiments</text:p>
        </text:list-item>
      </text:list>
      <text:p text:style-name="P3"/>
      <text:p text:style-name="P17"><text:span text:style-name="T17">Classroom and Digital Union Support Technician</text:span><text:span text:style-name="T18"> </text:span><text:span text:style-name="T19">|</text:span><text:span text:style-name="T20"> </text:span><text:a xlink:type="simple" xlink:href="https://it.osu.edu/" text:style-name="Internet_20_link" text:visited-style-name="Visited_20_Internet_20_Link"><text:span text:style-name="T21">The Ohio State University OTDI</text:span></text:a><text:span text:style-name="T15">, Columbus, OH | Mar 2025 - Sep 2025</text:span></text:p>
      <text:p text:style-name="P2"/>
      <text:list text:style-name="L4">
        <text:list-item>
          <text:p text:style-name="P19">Resolved mission-critical IT/AV failures in classrooms, ensuring uninterrupted instruction for hundreds of students weekly</text:p>
        </text:list-item>
        <text:list-item>
          <text:p text:style-name="P19">Delivered faculty training and troubleshooting support that boosted classroom tech uptime and reduced repeat service calls</text:p>
        </text:list-item>
      </text:list>
      <text:p text:style-name="P3"/>
      <text:p text:style-name="P17"><text:span text:style-name="T17">Accounting Intern </text:span><text:span text:style-name="T19">| </text:span><text:a xlink:type="simple" xlink:href="https://www.jwkrol.com/" text:style-name="Internet_20_link" text:visited-style-name="Visited_20_Internet_20_Link"><text:span text:style-name="T14">Jeffrey W. Krol &amp; Associates, Ltd.</text:span></text:a><text:span text:style-name="T15">, Chicago, IL | Jun 2023 - Aug 2023; May 2024 - Jul 2024</text:span></text:p>
      <text:p text:style-name="P2"/>
      <text:list text:style-name="L5">
        <text:list-item>
          <text:p text:style-name="P20">Migrated client data from QuickBooks Online to Desktop, creating standardized documentation that colleagues reused</text:p>
        </text:list-item>
        <text:list-item>
          <text:p text:style-name="P20">Built digital archival system and Excel dashboards, reducing reporting turnaround time and improving investment tracking</text:p>
        </text:list-item>
      </text:list>
      <text:p text:style-name="P11"/>
      <text:p text:style-name="P4">Technical Projects</text:p>
      <text:p text:style-name="P5"/>
      <text:p text:style-name="P6"><text:span text:style-name="T8">Debian Package Mirrors</text:span> | Jun 2025 - February 2026</text:p>
      <text:p text:style-name="P2"/>
      <text:list text:style-name="L6">
        <text:list-item>
          <text:p text:style-name="P21">Deployed Debian mirrors on FreeBSD (and Debian) with NGINX, provid<text:span text:style-name="T22">ed</text:span> reliable package access for users</text:p>
        </text:list-item>
        <text:list-item>
          <text:p text:style-name="P21">Automated syncs with official repos, ensuring updated packages with minimal downtime; may rehost soon</text:p>
        </text:list-item>
      </text:list>
      <text:p text:style-name="P3"/>
      <text:p text:style-name="P1"><text:a xlink:type="simple" xlink:href="https://htrow.dev/" text:style-name="Internet_20_link" text:visited-style-name="Visited_20_Internet_20_Link"><text:span text:style-name="T23">Henry Codes - Personal Portfolio (Live-Hosted)</text:span></text:a><text:span text:style-name="T7"> | </text:span><text:a xlink:type="simple" xlink:href="https://github.com/henry7720/AEP-Hack12" text:style-name="Internet_20_link" text:visited-style-name="Visited_20_Internet_20_Link"><text:span text:style-name="T24">GitHub</text:span></text:a><text:span text:style-name="T7">, Jan 2025 – Present</text:span></text:p>
      <text:p text:style-name="P2"/>
      <text:list text:style-name="L7">
        <text:list-item>
          <text:p text:style-name="P22">Designed and self-hosted secure, <text:span text:style-name="T22">Docker-containerized</text:span> portfolio site (<text:span text:style-name="T22">on </text:span>Debian, NGINX, PHP) with Cloudflare</text:p>
        </text:list-item>
      </text:list>
      <text:p text:style-name="P3"/>
      <text:p text:style-name="P1"><text:span text:style-name="T25">Hack OHI/O 12: AEP Challenge</text:span><text:span text:style-name="T7"> | </text:span><text:a xlink:type="simple" xlink:href="https://github.com/henry7720/AEP-Hack12" text:style-name="Internet_20_link" text:visited-style-name="Visited_20_Internet_20_Link"><text:span text:style-name="T7">GitHub</text:span></text:a><text:span text:style-name="T7">, Oct 2024</text:span></text:p>
      <text:p text:style-name="P2"/>
      <text:list text:style-name="L8">
        <text:list-item>
          <text:p text:style-name="P23">Leveraged a local LLM (Llama 3.2 via Ollama) to analyze incident datasets, looking for highest-risk events at Ohio State’s largest hackathon</text:p>
        </text:list-item>
      </text:list>
      <text:p text:style-name="P11"/>
      <text:p text:style-name="P4">Extracurricular Activities <text:span text:style-name="T22">(Ohio State: Columbus, OH)</text:span></text:p>
      <text:p text:style-name="P5"/>
      <text:list text:style-name="L9">
        <text:list-item>
          <text:p text:style-name="P24"><text:span text:style-name="T8">Vice President, Cybersecurity Club</text:span> | Nov 2022 - Present: Organized events (BuckeyeCTF, Ohio LinuxFest collab) and meetings</text:p>
        </text:list-item>
        <text:list-item>
          <text:p text:style-name="P24"><text:span text:style-name="T8">Member, Open Source Software Club</text:span> | Sep 2024 - Present: Advocated for Linux and open-source tools</text:p>
        </text:list-item>
        <text:list-item>
          <text:p text:style-name="P24"><text:span text:style-name="T8">Member, History Club</text:span> | Oct 2022 - Present: Learned history; presented on China</text:p>
        </text:list-item>
        <text:list-item>
          <text:p text:style-name="P24"><text:span text:style-name="T8">Consulting Member (Former President)</text:span>, Buckeye Table Tennis Club | Aug 2022 - Present: <text:span text:style-name="T26">Player and consultant</text:span></text:p>
        </text:list-item>
      </text:list>
      <text:p text:style-name="P25"/>
      <text:p text:style-name="P26">Skills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Domain</text:p>
          </table:table-cell>
          <table:table-cell table:style-name="Table1.B1" office:value-type="string">
            <text:p text:style-name="P27">Skills and Technologies</text:p>
          </table:table-cell>
        </table:table-row>
        <table:table-row>
          <table:table-cell table:style-name="Table1.A2" office:value-type="string">
            <text:p text:style-name="P28">Backend Development</text:p>
          </table:table-cell>
          <table:table-cell table:style-name="Table1.B2" office:value-type="string">
            <text:p text:style-name="P29">Python (FastAPI, Flask, SQLAlchemy, Alembic, Pandas, Plotly, REST APIs), Ruby (Ruby on Rails), Java, C#, C, SQL (PostgreSQL, SQLite)</text:p>
          </table:table-cell>
        </table:table-row>
        <table:table-row>
          <table:table-cell table:style-name="Table1.A2" office:value-type="string">
            <text:p text:style-name="P28">Infrastructure &amp; Security</text:p>
          </table:table-cell>
          <table:table-cell table:style-name="Table1.B2" office:value-type="string">
            <text:p text:style-name="P29">Linux (Debian, RHEL), FreeBSD, Docker, Podman, Git, NGINX, SSH, RDP, UFW, Firewalls, Webservers, Cloudflare, Tailscale, Zero Trust</text:p>
          </table:table-cell>
        </table:table-row>
        <table:table-row>
          <table:table-cell table:style-name="Table1.A2" office:value-type="string">
            <text:p text:style-name="P30">Frontend Development</text:p>
          </table:table-cell>
          <table:table-cell table:style-name="Table1.B2" office:value-type="string">
            <text:p text:style-name="P29">HTML, CSS, JavaScript, Jinja, TailwindCSS</text:p>
          </table:table-cell>
        </table:table-row>
        <table:table-row>
          <table:table-cell table:style-name="Table1.A2" office:value-type="string">
            <text:p text:style-name="P28">Professional</text:p>
          </table:table-cell>
          <table:table-cell table:style-name="Table1.B2" office:value-type="string">
            <text:p text:style-name="P29">Agile/Scrum, Client Communication, Project Management, Technical Documentation, English (Fluent), Chinese (Intermediate)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4:15:17.934941267</dc:date>
    <meta:editing-duration>PT36M21S</meta:editing-duration>
    <meta:editing-cycles>12</meta:editing-cycles>
    <meta:generator>LibreOffice/26.2.0.3$Linux_X86_64 LibreOffice_project/afbbd0df0edb6d40b450b0337ac646b0913a760c</meta:generator>
    <meta:print-date>2026-02-09T14:14:31.876425326</meta:print-date>
    <meta:printed-by>PDF files</meta:printed-by>
    <meta:document-statistic meta:table-count="1" meta:image-count="0" meta:object-count="0" meta:page-count="1" meta:paragraph-count="47" meta:word-count="539" meta:character-count="3753" meta:non-whitespace-character-count="3282"/>
  </office:meta>
</office:document-meta>
</file>